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fo:background-color="#99cc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>
            <text:p>A</text:p>
          </table:table-cell>
          <table:table-cell office:value-type="float" office:value="198481">
            <text:p>198481</text:p>
          </table:table-cell>
          <table:table-cell table:formula="of:=[.B1]/[.$B$14]*100" office:value-type="float" office:value="9.45029265382478">
            <text:p>9.4502926538</text:p>
          </table:table-cell>
          <table:table-cell/>
          <table:table-cell table:style-name="ce1" office:value-type="string">
            <text:p>District</text:p>
          </table:table-cell>
          <table:table-cell table:style-name="ce1" office:value-type="string">
            <text:p>%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90690">
            <text:p>190690</text:p>
          </table:table-cell>
          <table:table-cell table:formula="of:=[.B2]/[.$B$14]*100" office:value-type="float" office:value="9.07933911133986">
            <text:p>9.0793391113</text:p>
          </table:table-cell>
          <table:table-cell/>
          <table:table-cell office:value-type="string">
            <text:p>A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8845">
            <text:p>198845</text:p>
          </table:table-cell>
          <table:table-cell table:formula="of:=[.B3]/[.$B$14]*100" office:value-type="float" office:value="9.4676238166363">
            <text:p>9.4676238166</text:p>
          </table:table-cell>
          <table:table-cell/>
          <table:table-cell office:value-type="string">
            <text:p>B</text:p>
          </table:table-cell>
          <table:table-cell office:value-type="percentage" office:value="0.0908">
            <text:p>9.08%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92932">
            <text:p>192932</text:p>
          </table:table-cell>
          <table:table-cell table:formula="of:=[.B4]/[.$B$14]*100" office:value-type="float" office:value="9.18608764711848">
            <text:p>9.1860876471</text:p>
          </table:table-cell>
          <table:table-cell/>
          <table:table-cell office:value-type="string">
            <text:p>C</text:p>
          </table:table-cell>
          <table:table-cell office:value-type="percentage" office:value="0.0947">
            <text:p>9.47%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97870">
            <text:p>197870</text:p>
          </table:table-cell>
          <table:table-cell table:formula="of:=[.B5]/[.$B$14]*100" office:value-type="float" office:value="9.42120105910546">
            <text:p>9.4212010591</text:p>
          </table:table-cell>
          <table:table-cell/>
          <table:table-cell office:value-type="string">
            <text:p>D</text:p>
          </table:table-cell>
          <table:table-cell office:value-type="percentage" office:value="0.092">
            <text:p>9.20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81886">
            <text:p>181886</text:p>
          </table:table-cell>
          <table:table-cell table:formula="of:=[.B6]/[.$B$14]*100" office:value-type="float" office:value="8.66015351410752">
            <text:p>8.6601535141</text:p>
          </table:table-cell>
          <table:table-cell/>
          <table:table-cell office:value-type="string">
            <text:p>E</text:p>
          </table:table-cell>
          <table:table-cell office:value-type="percentage" office:value="0.0942">
            <text:p>9.42%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98015">
            <text:p>198015</text:p>
          </table:table-cell>
          <table:table-cell table:formula="of:=[.B7]/[.$B$14]*100" office:value-type="float" office:value="9.42810495637927">
            <text:p>9.4281049564</text:p>
          </table:table-cell>
          <table:table-cell/>
          <table:table-cell office:value-type="string">
            <text:p>F</text:p>
          </table:table-cell>
          <table:table-cell office:value-type="percentage" office:value="0.0866">
            <text:p>8.66%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81670">
            <text:p>181670</text:p>
          </table:table-cell>
          <table:table-cell table:formula="of:=[.B8]/[.$B$14]*100" office:value-type="float" office:value="8.64986908782376">
            <text:p>8.6498690878</text:p>
          </table:table-cell>
          <table:table-cell/>
          <table:table-cell office:value-type="string">
            <text:p>G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80912">
            <text:p>180912</text:p>
          </table:table-cell>
          <table:table-cell table:formula="of:=[.B9]/[.$B$14]*100" office:value-type="float" office:value="8.61377836966132">
            <text:p>8.6137783697</text:p>
          </table:table-cell>
          <table:table-cell/>
          <table:table-cell office:value-type="string">
            <text:p>H</text:p>
          </table:table-cell>
          <table:table-cell office:value-type="percentage" office:value="0.0865">
            <text:p>8.65%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81415">
            <text:p>181415</text:p>
          </table:table-cell>
          <table:table-cell table:formula="of:=[.B10]/[.$B$14]*100" office:value-type="float" office:value="8.63772775123877">
            <text:p>8.6377277512</text:p>
          </table:table-cell>
          <table:table-cell/>
          <table:table-cell office:value-type="string">
            <text:p>I</text:p>
          </table:table-cell>
          <table:table-cell office:value-type="percentage" office:value="0.0861">
            <text:p>8.61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196735">
            <text:p>196735</text:p>
          </table:table-cell>
          <table:table-cell table:formula="of:=[.B11]/[.$B$14]*100" office:value-type="float" office:value="9.36716020803109">
            <text:p>9.367160208</text:p>
          </table:table-cell>
          <table:table-cell/>
          <table:table-cell office:value-type="string">
            <text:p>J</text:p>
          </table:table-cell>
          <table:table-cell office:value-type="percentage" office:value="0.0864">
            <text:p>8.64%</text:p>
          </table:table-cell>
        </table:table-row>
        <table:table-row table:style-name="ro1">
          <table:table-cell table:number-columns-repeated="2"/>
          <table:table-cell table:formula="of:=SUM([.C1:.C11])" office:value-type="float" office:value="99.9613381752666">
            <text:p>99.9613381753</text:p>
          </table:table-cell>
          <table:table-cell/>
          <table:table-cell office:value-type="string">
            <text:p>K</text:p>
          </table:table-cell>
          <table:table-cell office:value-type="percentage" office:value="0.0937">
            <text:p>9.37%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>
            <text:p>Pop of Houston</text:p>
          </table:table-cell>
          <table:table-cell office:value-type="float" office:value="2100263">
            <text:p>2100263</text:p>
          </table:table-cell>
          <table:table-cell table:number-columns-repeated="2"/>
          <table:table-cell table:style-name="Default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ige! </meta:initial-creator>
    <meta:creation-date>2013-10-20T00:38:30</meta:creation-date>
    <dc:date>2013-10-20T01:11:17</dc:date>
    <dc:creator>Paige! </dc:creator>
    <meta:editing-duration>PT2M27S</meta:editing-duration>
    <meta:editing-cycles>1</meta:editing-cycles>
    <meta:document-statistic meta:table-count="3" meta:cell-count="60" meta:object-count="0"/>
    <meta:generator>LibreOffice/3.5$Linux_X86_64 LibreOffice_project/350m1$Build-2</meta:generator>
  </office:meta>
</office:document-meta>
</file>